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DAVRepository.getVersioning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pository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ebDAVRepository.exists( String 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ebDAVRepository.getCredenti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pository.saveContent( String uri , Source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ebDAVRepository.saveContent( String uri , String cont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ebDAVRepository.remove(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DAVRepository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pository.configure( Configuration configu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DAVRepository.createResource( String uri , String cont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ebDAVRepository.getProperty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pository.move( String uri , String dest , boolean recurse , boolean overwri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DAVRepository.setCredentials( CredentialsToken credentia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pository.saveContent( String uri , 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DAVRepository.getContentDOM( String 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WebDAVRepository.getAbsoluteURI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DAVRepository.getContentStream( String ur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WebDAVRepository.makeCollection( String uri , boolean recursiv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WebDAVRepository.copy( String uri , String dest , boolean recurse , boolean overwri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DAVRepository.getTransaction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pository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ebDAVRepository.getContentString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